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Lotus" svg:font-family="'B Lotus'" style:font-pitch="variable"/>
    <style:font-face style:name="B Titr" svg:font-family="'B Titr'" style:font-pitch="variable"/>
    <style:font-face style:name="IranNastaliq" svg:font-family="IranNastaliq"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20pt" style:font-size-asian="17.5pt" style:font-name-complex="IranNastaliq" style:font-size-complex="20pt"/>
    </style:style>
    <style:style style:name="P2" style:family="paragraph" style:parent-style-name="Standard">
      <style:paragraph-properties fo:text-align="end" style:justify-single-word="false"/>
      <style:text-properties fo:font-size="16pt" style:font-size-asian="14pt" style:font-name-complex="B Titr" style:font-size-complex="16pt"/>
    </style:style>
    <style:style style:name="P3" style:family="paragraph" style:parent-style-name="Standard">
      <style:paragraph-properties fo:text-align="end" style:justify-single-word="false"/>
      <style:text-properties fo:font-size="16pt" officeooo:paragraph-rsid="001469c0" style:font-size-asian="14pt" style:font-name-complex="B Titr" style:font-size-complex="16pt"/>
    </style:style>
    <style:style style:name="P4" style:family="paragraph" style:parent-style-name="Standard">
      <style:paragraph-properties fo:text-align="end" style:justify-single-word="false"/>
      <style:text-properties fo:font-size="16pt" officeooo:paragraph-rsid="00179d7e" style:font-size-asian="14pt" style:font-name-complex="B Titr" style:font-size-complex="16pt"/>
    </style:style>
    <style:style style:name="P5" style:family="paragraph" style:parent-style-name="Standard">
      <style:paragraph-properties fo:line-height="150%" fo:text-align="end" style:justify-single-word="false"/>
      <style:text-properties fo:font-size="16pt" officeooo:paragraph-rsid="001469c0" style:font-size-asian="14pt" style:font-name-complex="B Titr" style:font-size-complex="16pt"/>
    </style:style>
    <style:style style:name="P6" style:family="paragraph" style:parent-style-name="Standard">
      <style:paragraph-properties fo:line-height="150%" fo:text-align="end" style:justify-single-word="false"/>
      <style:text-properties fo:font-size="16pt" officeooo:paragraph-rsid="0017b188" style:font-size-asian="14pt" style:font-name-complex="B Titr" style:font-size-complex="16pt"/>
    </style:style>
    <style:style style:name="P7" style:family="paragraph" style:parent-style-name="Standard">
      <style:paragraph-properties fo:line-height="150%" fo:text-align="end" style:justify-single-word="false"/>
      <style:text-properties fo:font-size="16pt" officeooo:rsid="0018819c" officeooo:paragraph-rsid="0018819c" style:font-size-asian="14pt" style:font-name-complex="B Titr" style:font-size-complex="16pt"/>
    </style:style>
    <style:style style:name="P8" style:family="paragraph" style:parent-style-name="Standard">
      <style:paragraph-properties fo:line-height="150%" fo:text-align="start" style:justify-single-word="false" style:writing-mode="lr-tb"/>
      <style:text-properties fo:font-size="16pt" officeooo:rsid="00194dd5" officeooo:paragraph-rsid="00194dd5" style:font-size-asian="14pt" style:font-name-complex="B Titr" style:font-size-complex="16pt"/>
    </style:style>
    <style:style style:name="P9" style:family="paragraph" style:parent-style-name="Standard">
      <style:paragraph-properties fo:line-height="150%" fo:text-align="end" style:justify-single-word="false"/>
      <style:text-properties fo:font-size="16pt" officeooo:paragraph-rsid="001469c0" style:font-size-asian="14pt" style:font-name-complex="B Lotus" style:font-size-complex="16pt"/>
    </style:style>
    <style:style style:name="P10" style:family="paragraph" style:parent-style-name="Standard">
      <style:paragraph-properties fo:line-height="150%" fo:text-align="end" style:justify-single-word="false"/>
      <style:text-properties fo:font-size="16pt" officeooo:paragraph-rsid="0017b188" style:font-size-asian="14pt" style:font-name-complex="B Lotus" style:font-size-complex="16pt"/>
    </style:style>
    <style:style style:name="P11" style:family="paragraph" style:parent-style-name="Standard">
      <style:paragraph-properties fo:line-height="150%" fo:text-align="end" style:justify-single-word="false"/>
      <style:text-properties fo:font-size="16pt" officeooo:rsid="0018819c" officeooo:paragraph-rsid="0018819c" style:font-size-asian="14pt" style:font-name-complex="B Lotus" style:font-size-complex="16pt"/>
    </style:style>
    <style:style style:name="P12" style:family="paragraph" style:parent-style-name="Standard">
      <style:paragraph-properties fo:line-height="150%" fo:text-align="end" style:justify-single-word="false"/>
      <style:text-properties fo:font-size="16pt" officeooo:paragraph-rsid="0015909a" style:font-size-asian="16pt" style:font-name-complex="B Titr" style:font-size-complex="16pt"/>
    </style:style>
    <style:style style:name="P13" style:family="paragraph" style:parent-style-name="Standard">
      <style:paragraph-properties fo:line-height="150%" fo:text-align="end" style:justify-single-word="false"/>
      <style:text-properties fo:font-size="16pt" officeooo:paragraph-rsid="0015909a" style:font-size-asian="16pt" style:font-name-complex="B Lotus" style:font-size-complex="16pt"/>
    </style:style>
    <style:style style:name="P14" style:family="paragraph" style:parent-style-name="Standard">
      <style:paragraph-properties fo:line-height="100%" fo:text-align="end" style:justify-single-word="false"/>
      <style:text-properties fo:font-size="16pt" fo:font-weight="bold" officeooo:paragraph-rsid="001469c0" style:font-size-asian="14pt" style:font-weight-asian="bold" style:font-name-complex="B Lotus" style:font-size-complex="16pt" style:font-weight-complex="bold"/>
    </style:style>
    <style:style style:name="P15" style:family="paragraph" style:parent-style-name="Standard">
      <style:paragraph-properties fo:line-height="150%" fo:text-align="end" style:justify-single-word="false"/>
      <style:text-properties fo:font-size="16pt" fo:font-weight="bold" officeooo:paragraph-rsid="001469c0" style:font-size-asian="14pt" style:font-weight-asian="bold" style:font-name-complex="B Lotus" style:font-size-complex="16pt" style:font-weight-complex="bold"/>
    </style:style>
    <style:style style:name="P16" style:family="paragraph" style:parent-style-name="Standard">
      <style:paragraph-properties fo:line-height="150%" fo:text-align="end" style:justify-single-word="false"/>
      <style:text-properties fo:font-size="16pt" fo:font-weight="bold" officeooo:paragraph-rsid="00179d7e" style:font-size-asian="14pt" style:font-weight-asian="bold" style:font-name-complex="B Lotus" style:font-size-complex="16pt" style:font-weight-complex="bold"/>
    </style:style>
    <style:style style:name="T1" style:family="text">
      <style:text-properties style:font-name-complex="B Lotus"/>
    </style:style>
    <style:style style:name="T2" style:family="text">
      <style:text-properties fo:font-weight="bold" style:font-weight-asian="bold" style:font-weight-complex="bold"/>
    </style:style>
    <style:style style:name="T3" style:family="text">
      <style:text-properties style:font-name-complex="Times New Roman"/>
    </style:style>
    <style:style style:name="T4" style:family="text">
      <style:text-properties style:font-name="Times New Roman" style:font-name-complex="Times New Roman"/>
    </style:style>
    <style:style style:name="T5" style:family="text">
      <style:text-properties style:font-name="Times New Roman" officeooo:rsid="001ae28d" style:font-name-complex="Times New Roman"/>
    </style:style>
    <style:style style:name="T6" style:family="text">
      <style:text-properties fo:color="#5983b0" loext:opacity="100%" style:font-name="Times New Roman" style:text-underline-style="solid" style:text-underline-width="auto" style:text-underline-color="font-color" style:font-name-complex="Times New Roman"/>
    </style:style>
    <style:style style:name="T7" style:family="text">
      <style:text-properties fo:color="#000000" loext:opacity="100%" style:font-name="Times New Roman" style:text-underline-style="none" officeooo:rsid="00194dd5"/>
    </style:style>
    <style:style style:name="T8" style:family="text">
      <style:text-properties style:font-name="B Lotus"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بـه نـام خـدا</text:p>
      <text:p text:style-name="P12">تفاوت ولی فقیه با باقی فقها</text:p>
      <text:p text:style-name="P12">مقدمه:</text:p>
      <text:p text:style-name="P13">ولایت فقیه یکی از مباحث مهم و کلیدی در نظام جمهوری اسلامی ایران است که به‌خصوص پس از پیروزی انقلاب اسلامی در سال 1357 مورد توجه قرار گرفت. این موضوع به‌دلیل نقش تعیین‌کننده آن در سیاست‌گذاری‌های کلان کشور و همچنین ارتباط آن با اصول فقه اسلامی، نیازمند بررسی دقیق و جامع است. در این مقاله به تفاوت‌های وظایف ولی فقیه با سایر فقها پرداخته خواهد شد.</text:p>
      <text:p text:style-name="P13">برای درک بهتر این موضوع، بخش اول این مقاله را به وضایف فقها و تفاوت آن‌ها با مردم عادی می‌پردازم.</text:p>
      <text:p text:style-name="P13">وهمچنین درباره ی انواع این افراد هم توضیح مختصری ارائه خواهم داد.</text:p>
      <text:p text:style-name="P2"/>
      <text:p text:style-name="P5">فقها چه کسانی هستند؟</text:p>
      <text:p text:style-name="P3"><text:s/><text:span text:style-name="T1">فقها به افرادی اطلاق می‌شود که در زمینه فقه، که علم استنباط احکام شرعی از منابع اسلامی مانند قرآن و سنت پیامبر اسلام (ص)، تخصص دارند. فقهاء معمولاً در زمینه‌های مختلف حقوقی اسلامی و مسائل اجتماعی، اخلاقی و اقتصادی فعالیت می‌کنند و می‌توانند در زمینه‌های مربوط به قضاوت، مشاوره و تدریس فقه نیز فعالیت داشته باشند.</text:span></text:p>
      <text:p text:style-name="P3"><text:span text:style-name="T1"/></text:p>
      <text:p text:style-name="P3"><text:span text:style-name="T1">فقها ممکن است در میان مذهب‌های مختلف اسلامی مانند شیعه و سنی، به اختلافاتی در استنباط احکام و قوانین شرعی بپردازند. در میان فقهاء، بعضی از آنها به عنوان مراجع تقلید شناخته می‌شوند که پیروان‌شان در مسائل دینی و شرعی به این مراجع مراجعه می‌کنند و نظرات آنها را پیروی می‌کنند.</text:span></text:p>
      <text:p text:style-name="P3"><text:span text:style-name="T1"/></text:p>
      <text:p text:style-name="P4"><text:span text:style-name="T1">در مجموع، فقهاء نقش مهمی در تبیین و تفسیر احکام اسلامی و چگونگی تطبیق آن‌ها بر روی مسایل روزمره زندگی مسلمانان دارند.</text:span></text:p>
      <text:p text:style-name="P3"><text:span text:style-name="T1"/></text:p>
      <text:p text:style-name="P5">تعریف ولی فقیه:</text:p>
      <text:p text:style-name="P9">ولی فقیه به معنای رهبر اسلامی و حاکم شرعی است که در غیاب معصوم (امام معصوم) وظیفه رهبری جامعه اسلامی را بر عهده دارد. ولی فقیه دارای اختیارات و مسئولیت‌های گسترده‌ای است که به موجب آن می‌تواند در مسائل مختلف سیاسی، اجتماعی و اقتصادی تصمیم‌گیری کند.</text:p>
      <text:p text:style-name="P3"><text:span text:style-name="T1"/></text:p>
      <text:p text:style-name="P5">انواع فقه و فقها:</text:p>
      <text:p text:style-name="P14">فقه به معنای درک عمیق و دانایی از احکام شرعی اسلامی است و به طور کلی به دو دسته‌ی اصلی تقسیم می‌شود:</text:p>
      <text:p text:style-name="P9"/>
      <text:p text:style-name="P9"><text:span text:style-name="T2">1. فقه نظری:</text:span> این نوع فقه به بحث و بررسی مسائل نظری و اصولی در زمینه‌های مختلف فقه می‌پردازد. فقه نظری شامل مباحث اصول فقه و قواعد کلی است که به فهم و استنباط احکام شرعی کمک می‌کند.</text:p>
      <text:p text:style-name="P9"/>
      <text:p text:style-name="P9"><text:soft-page-break/><text:span text:style-name="T2">2. فقه عملی:</text:span> این نوع فقه به احکام عملی و کاربرد آنها در زندگی روزمره می‌پردازد. فقه عملی شامل موضوعاتی مانند عبادات، معاملات، احوال شخصیه و سایر مسائل روزمره است.</text:p>
      <text:p text:style-name="P9"/>
      <text:p text:style-name="P9">علاوه بر این تقسیم‌بندی‌ها، فقه همچنین می‌تواند به شاخه‌های مختلف تقسیم شود:</text:p>
      <text:p text:style-name="P9"/>
      <text:p text:style-name="P9"><text:span text:style-name="T2">- فقه حنفی:</text:span> یکی از مکتب‌های فقهی معروف که به امام ابو حنیفه نسبت داده می‌شود.</text:p>
      <text:p text:style-name="P9"><text:span text:style-name="T2">- فقه مالکی:</text:span> مکتب فقهی دیگری که به امام مالک بن انس تعلق دارد.</text:p>
      <text:p text:style-name="P9"><text:span text:style-name="T2">- فقه شافعی:</text:span> این مکتب به امام الشافعی مربوط می‌شود و به اصول و قواعد خاص خود شناخته می‌شود.</text:p>
      <text:p text:style-name="P9"><text:span text:style-name="T2">- فقه حنبلی: </text:span>مکتب فقهی که به امام احمد بن حنبل نسبت داده می‌شود.</text:p>
      <text:p text:style-name="P9"><text:span text:style-name="T2">- فقه جعفری: </text:span>مکتب فقهی شیعه که به امام جعفر صادق تعلق دارد.</text:p>
      <text:p text:style-name="P9">همچنین، فقه می‌تواند بر اساس موضوعات خاصی مانند فقه اقتصادی، فقه جزایی، فقه پزشکی و فقه خانواده نیز تقسیم‌بندی شود.</text:p>
      <text:p text:style-name="P9"/>
      <text:p text:style-name="P5">تفاوت وظایف ولی فقیه با سایر فقها:</text:p>
      <text:p text:style-name="P16"><text:s/></text:p>
      <text:p text:style-name="P16">وظایف ولی فقیه:</text:p>
      <text:p text:style-name="P9"/>
      <text:p text:style-name="P9"><text:span text:style-name="T2">1. هدایت جامعه اسلامی:</text:span> ولی فقیه مسئولیت هدایت جامعه اسلامی را بر عهده دارد و باید اصول و ارزش‌های اسلامی را در جامعه نهادینه کند.</text:p>
      <text:p text:style-name="P9"><text:s text:c="3"/></text:p>
      <text:p text:style-name="P9"><text:span text:style-name="T2">2. تعیین سیاستگذاری‌ها:</text:span> ولی فقیه می‌تواند در سیاستگذاری‌های کلان کشور، از جمله مسائل اقتصادی، اجتماعی و فرهنگی، تصمیم‌گیری کند.</text:p>
      <text:p text:style-name="P9"><text:s text:c="3"/></text:p>
      <text:p text:style-name="P9"><text:span text:style-name="T2">3. ولایت بر امور عمومی</text:span>: ولی فقیه می‌تواند بر امور عمومی جامعه نظارت و کنترل داشته باشد و تصمیمات لازم را در این زمینه اتخاذ کند.</text:p>
      <text:p text:style-name="P9"><text:s text:c="2"/></text:p>
      <text:p text:style-name="P9"><text:span text:style-name="T2">4. ایجاد انسجام</text:span>: ولی فقیه در راستای حفظ وحدت و انسجام جامعه اسلامی، به‌ویژه در برابر تهدیدات داخلی و خارجی، نقش فعالی دارد.</text:p>
      <text:p text:style-name="P9"/>
      <text:p text:style-name="P9"><text:span text:style-name="T2">5. تعیین و عزل مسئولان</text:span>: ولی فقیه این اختیار را دارد که مسئولان کشور را منصوب و یا برکنار کند.</text:p>
      <text:p text:style-name="P9"/>
      <text:p text:style-name="P9"><text:soft-page-break/></text:p>
      <text:p text:style-name="P15"><text:s/>وظایف فقها:</text:p>
      <text:p text:style-name="P9"/>
      <text:p text:style-name="P9"><text:span text:style-name="T2">1. استنباط احکام شرعی:</text:span> فقها مسئولیت استنباط و ارائه احکام شرعی را بر عهده دارند و به مسائل فقهی پاسخ می‌دهند.</text:p>
      <text:p text:style-name="P9"/>
      <text:p text:style-name="P9"><text:span text:style-name="T2">2. تدریس فقه:</text:span> فقها به آموزش و تدریس فقه و اصول دین می‌پردازند و نسل‌های جدید را با معارف اسلامی آشنا می‌کنند.</text:p>
      <text:p text:style-name="P9"><text:s text:c="2"/></text:p>
      <text:p text:style-name="P9"><text:span text:style-name="T2">3. فتوای به مسائل روز:</text:span> فقها باید به مسائل روز جامعه اسلامی پاسخ دهند و فتاوی لازم را صادر کنند.</text:p>
      <text:p text:style-name="P9"/>
      <text:p text:style-name="P9"><text:span text:style-name="T2">4. حسابرسی و نظارت:</text:span> برخی از فقها می‌توانند در نهادهای قضایی و همچنین در نظارت بر مسئولان مرتبط با دین، نقش ایفا کنند.</text:p>
      <text:p text:style-name="P9"/>
      <text:p text:style-name="P15"><text:s/>تفاوت‌های کلیدی:</text:p>
      <text:p text:style-name="P9"/>
      <text:p text:style-name="P9"><text:span text:style-name="T2">1. اختیارات و مسئولیت‌ها:</text:span> ولی فقیه دارای اختیارات گسترده‌ای است که شامل تعیین سیاست‌های کلان و هدایت جامعه می‌شود، در حالی که سایر فقها عمدتاً به استنباط احکام و ارائه مشاوره دینی محدود هستند.</text:p>
      <text:p text:style-name="P9"/>
      <text:p text:style-name="P9"><text:span text:style-name="T2">2. نقش سیاسی:</text:span> ولی فقیه به‌دلیل موقعیتش در رهبری سیاسی، نقشی کلیدی در سیاست‌های داخلی و خارجی کشور دارد، در حالی که وظایف دیگر فقها بیشتر به مسائل دینی محدود می‌شود.</text:p>
      <text:p text:style-name="P9"/>
      <text:p text:style-name="P9"><text:span text:style-name="T2">3. ولایت قضائی و اجرایی:</text:span> ولی فقیه می‌تواند در امور قضائی و اجرائی نیز دخالت کند و به‌خصوص در شرایط بحرانی تصمیمات قاطعی اتخاذ کند که دیگر فقها چنین اختیاری ندارند.</text:p>
      <text:p text:style-name="P9"/>
      <text:p text:style-name="P9"><text:span text:style-name="T2">4. تأثیرگذاری بر نهادهای دولتی:</text:span> ولی فقیه تأثیر مستقیمی بر نهادها و دستگاه‌های دولتی دارد و می‌تواند در روند تصمیم‌گیری‌ها تأثیرگذاری کند، در حالی که دیگر فقها معمولاً در نهادهای دولتی حاضر نیستند.</text:p>
      <text:p text:style-name="P9"/>
      <text:p text:style-name="P9"/>
      <text:p text:style-name="P10"/>
      <text:p text:style-name="P10"/>
      <text:p text:style-name="P6"><text:soft-page-break/><text:s/>نتیجه‌گیری:</text:p>
      <text:p text:style-name="P9"/>
      <text:p text:style-name="P9">در نهایت، با توجه به تفاوت‌های اساسی میان وظایف ولی فقیه و دیگر فقها، می‌توان گفت که ولی فقیه به عنوان رهبری سیاسی و دینی، نقش بی‌نظیری در تأمین منافع جامعه اسلامی و هدایت آن به‌سوی اهداف بلندمدت دینی و انسانی دارد. این مسئولیت‌پذیری و اختیارات وسیع او، وضعیت ویژه‌ای را در مقایسه با دیگر فقها رقم می‌زند که نیازمند بررسی‌های عمیق‌تری است.</text:p>
      <text:p text:style-name="P9"/>
      <text:p text:style-name="P7">منابع:</text:p>
      <text:p text:style-name="P11">کتاب درسی مربوطه، هوش مصنوعی، دانسته‌های قبلی خود و سایت‌هایی از قبیل (یوتیوب - ویکی پدیا و سایت‌های مختلف اما معتبر)</text:p>
      <text:p text:style-name="P11"/>
      <text:p text:style-name="P7"/>
      <text:p text:style-name="P7">توضیحات اضافی:</text:p>
      <text:p text:style-name="P11">این مقاله در لینک<text:span text:style-name="T6"> </text:span><text:a xlink:type="simple" xlink:href="https://github.com/Amirhosin282/dini" text:style-name="Internet_20_link" text:visited-style-name="Visited_20_Internet_20_Link">https://github.com/Amirhosin282/dini</text:a><text:span text:style-name="T6"> <text:s/></text:span><text:span text:style-name="T7">به صورت فایل وورد آپلود شده است. (فقط به مدت سه روز بعد از تهویل مقاله به دبیر در دسترس است )</text:span></text:p>
      <text:p text:style-name="P7"/>
      <text:p text:style-name="P7">تاریخ نگارش: <text:s text:c="123"/><text:span text:style-name="T3">22 /8 /1403</text:span></text:p>
      <text:p text:style-name="P7"><text:span text:style-name="T3"/></text:p>
      <text:p text:style-name="P8"><text:span text:style-name="T5">B</text:span><text:span text:style-name="T4">y Amirhosein Asdpor <text:s text:c="2"/></text:span><text:span text:style-name="T3"><text:s text:c="63"/>توسط امیرحسین اسدپور</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Lotus" svg:font-family="'B Lotus'" style:font-pitch="variable"/>
    <style:font-face style:name="B Titr" svg:font-family="'B Titr'" style:font-pitch="variable"/>
    <style:font-face style:name="IranNastaliq" svg:font-family="IranNastaliq"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21:52:11.889540748</meta:creation-date>
    <dc:date>2024-11-12T22:56:26.695358718</dc:date>
    <meta:editing-duration>PT19M23S</meta:editing-duration>
    <meta:editing-cycles>4</meta:editing-cycles>
    <meta:generator>LibreOffice/24.2.6.2$Linux_X86_64 LibreOffice_project/420$Build-2</meta:generator>
    <meta:document-statistic meta:table-count="0" meta:image-count="0" meta:object-count="0" meta:page-count="4" meta:paragraph-count="53" meta:word-count="960" meta:character-count="5185" meta:non-whitespace-character-count="4069"/>
  </office:meta>
</office:document-meta>
</file>